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text-properties fo:font-size="15pt" style:font-size-asian="15pt" style:font-size-complex="15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family="paragraph">
      <style:text-properties fo:font-size="15pt" style:font-size-asian="15pt" style:font-size-complex="15pt"/>
    </style:style>
    <style:style style:name="P9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0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family="paragraph">
      <style:text-properties fo:font-size="13pt" style:font-size-asian="13pt" style:font-size-complex="13pt"/>
    </style:style>
    <style:style style:name="P29" style:parent-style-name="Standard" style:family="paragraph">
      <style:text-properties fo:font-size="13pt" style:font-size-asian="13pt" style:font-size-complex="13pt"/>
    </style:style>
    <style:style style:name="P30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1" style:parent-style-name="Standard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2" style:parent-style-name="Standard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3" style:parent-style-name="HTMLpré-formatado" style:family="paragraph">
      <style:text-properties style:font-name="Times New Roman" style:font-name-complex="Times New Roman" fo:font-size="11pt" style:font-size-asian="11pt" style:font-size-complex="11pt"/>
    </style:style>
    <style:style style:name="P34" style:parent-style-name="HTMLpré-formatado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P3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3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3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3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3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4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4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4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4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4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4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4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4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4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4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50" style:parent-style-name="HTMLpré-formatado" style:family="paragraph">
      <style:text-properties style:font-name="Times New Roman" style:font-name-complex="Times New Roman" fo:font-size="14pt" style:font-size-asian="14pt" style:font-size-complex="14pt"/>
    </style:style>
    <style:style style:name="T51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P52" style:parent-style-name="HTMLpré-formatado" style:family="paragraph">
      <style:text-properties style:font-name="Times New Roman" style:font-name-complex="Times New Roman" fo:color="#000000"/>
    </style:style>
    <style:style style:name="P53" style:parent-style-name="HTMLpré-formatado" style:family="paragraph">
      <style:text-properties style:font-name="Times New Roman" style:font-name-complex="Times New Roman" fo:color="#000000"/>
    </style:style>
    <style:style style:name="P54" style:parent-style-name="HTMLpré-formatado" style:family="paragraph">
      <style:text-properties style:font-name="Times New Roman" style:font-name-complex="Times New Roman" fo:color="#000000"/>
    </style:style>
    <style:style style:name="P55" style:parent-style-name="HTMLpré-formatado" style:family="paragraph">
      <style:text-properties style:font-name="Times New Roman" style:font-name-complex="Times New Roman" fo:color="#000000"/>
    </style:style>
    <style:style style:name="P56" style:parent-style-name="HTMLpré-formatado" style:family="paragraph">
      <style:text-properties style:font-name="Times New Roman" style:font-name-complex="Times New Roman" fo:color="#000000"/>
    </style:style>
    <style:style style:name="P57" style:parent-style-name="HTMLpré-formatado" style:family="paragraph">
      <style:text-properties style:font-name="Times New Roman" style:font-name-complex="Times New Roman" fo:color="#000000"/>
    </style:style>
    <style:style style:name="P58" style:parent-style-name="HTMLpré-formatado" style:family="paragraph">
      <style:text-properties style:font-name="Times New Roman" style:font-name-complex="Times New Roman" fo:color="#000000"/>
    </style:style>
    <style:style style:name="P59" style:parent-style-name="HTMLpré-formatado" style:family="paragraph">
      <style:text-properties style:font-name="Times New Roman" style:font-name-complex="Times New Roman" fo:color="#000000"/>
    </style:style>
    <style:style style:name="P60" style:parent-style-name="HTMLpré-formatado" style:family="paragraph">
      <style:text-properties style:font-name="Times New Roman" style:font-name-complex="Times New Roman" fo:color="#000000"/>
    </style:style>
    <style:style style:name="P61" style:parent-style-name="HTMLpré-formatado" style:family="paragraph">
      <style:text-properties style:font-name="Times New Roman" style:font-name-complex="Times New Roman" fo:color="#000000"/>
    </style:style>
    <style:style style:name="P62" style:parent-style-name="HTMLpré-formatado" style:family="paragraph">
      <style:text-properties style:font-name="Times New Roman" style:font-name-complex="Times New Roman" fo:color="#000000"/>
    </style:style>
    <style:style style:name="P63" style:parent-style-name="HTMLpré-formatado" style:family="paragraph">
      <style:text-properties style:font-name="Times New Roman" style:font-name-complex="Times New Roman" fo:color="#000000"/>
    </style:style>
    <style:style style:name="P64" style:parent-style-name="HTMLpré-formatado" style:family="paragraph">
      <style:text-properties style:font-name="Times New Roman" style:font-name-complex="Times New Roman" fo:color="#000000"/>
    </style:style>
    <style:style style:name="P65" style:parent-style-name="HTMLpré-formatado" style:family="paragraph">
      <style:text-properties style:font-name="Times New Roman" style:font-name-complex="Times New Roman" fo:color="#000000"/>
    </style:style>
    <style:style style:name="P66" style:parent-style-name="HTMLpré-formatado" style:family="paragraph">
      <style:text-properties style:font-name="Times New Roman" style:font-name-complex="Times New Roman" fo:color="#000000"/>
    </style:style>
    <style:style style:name="P67" style:parent-style-name="Standard" style:family="paragraph">
      <style:text-properties fo:font-size="20pt" style:font-size-asian="20pt" style:font-size-complex="20pt"/>
    </style:style>
    <style:style style:name="P6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6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7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7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7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7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7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7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7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7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7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7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8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8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8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8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8pt" style:font-size-asian="18pt" style:font-size-complex="18pt" style:language-asian="pt" style:country-asian="PT" style:language-complex="ar" style:country-complex="SA" fo:hyphenate="true"/>
    </style:style>
    <style:style style:name="P8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8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8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8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8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8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9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9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9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9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9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9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9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9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9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8pt" style:font-size-asian="18pt" style:font-size-complex="18pt" style:language-asian="pt" style:country-asian="PT" style:language-complex="ar" style:country-complex="SA" fo:hyphenate="true"/>
    </style:style>
    <style:style style:name="P9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0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0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0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0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0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0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0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0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0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0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8pt" style:font-size-asian="18pt" style:font-size-complex="18pt" style:language-asian="pt" style:country-asian="PT" style:language-complex="ar" style:country-complex="SA" fo:hyphenate="true"/>
    </style:style>
    <style:style style:name="P11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1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1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1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1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1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1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1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1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1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8pt" style:font-size-asian="18pt" style:font-size-complex="18pt" style:language-asian="pt" style:country-asian="PT" style:language-complex="ar" style:country-complex="SA" fo:hyphenate="true"/>
    </style:style>
    <style:style style:name="P12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2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2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2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2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2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2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2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2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2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3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3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3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3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3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3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3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3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8pt" style:font-size-asian="18pt" style:font-size-complex="18pt" style:language-asian="pt" style:country-asian="PT" style:language-complex="ar" style:country-complex="SA" fo:hyphenate="true"/>
    </style:style>
    <style:style style:name="P13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3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4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4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4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4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4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4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4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4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4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4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5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5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5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5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5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8pt" style:font-size-asian="18pt" style:font-size-complex="18pt" style:language-asian="pt" style:country-asian="PT" style:language-complex="ar" style:country-complex="SA" fo:hyphenate="true"/>
    </style:style>
    <style:style style:name="P15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5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5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5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5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6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6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6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6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6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6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6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8pt" style:font-size-asian="18pt" style:font-size-complex="18pt" style:language-asian="pt" style:country-asian="PT" style:language-complex="ar" style:country-complex="SA" fo:hyphenate="true"/>
    </style:style>
    <style:style style:name="P16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6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6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70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71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72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73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7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7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7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P177" style:parent-style-name="Standard" style:family="paragraph">
      <style:text-properties fo:font-size="20pt" style:font-size-asian="20pt" style:font-size-complex="20pt"/>
    </style:style>
    <style:style style:name="P178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79" style:parent-style-name="Standard" style:family="paragraph">
      <style:text-properties fo:font-size="20pt" style:font-size-asian="20pt" style:font-size-complex="20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/>
    </style:style>
    <style:style style:name="P185" style:parent-style-name="Standard" style:family="paragraph">
      <style:text-properties fo:font-size="14pt" style:font-size-asian="14pt" style:font-size-complex="14pt"/>
    </style:style>
    <style:style style:name="P186" style:parent-style-name="Standard" style:family="paragraph">
      <style:text-properties fo:font-size="14pt" style:font-size-asian="14pt" style:font-size-complex="14pt"/>
    </style:style>
    <style:style style:name="P187" style:parent-style-name="Standard" style:family="paragraph">
      <style:text-properties fo:font-size="14pt" style:font-size-asian="14pt" style:font-size-complex="14pt"/>
    </style:style>
    <style:style style:name="P188" style:parent-style-name="Standard" style:family="paragraph">
      <style:text-properties fo:font-size="14pt" style:font-size-asian="14pt" style:font-size-complex="14pt"/>
    </style:style>
    <style:style style:name="P189" style:parent-style-name="Standard" style:family="paragraph">
      <style:text-properties fo:font-size="14pt" style:font-size-asian="14pt" style:font-size-complex="14pt"/>
    </style:style>
    <style:style style:name="P190" style:parent-style-name="Standard" style:family="paragraph">
      <style:text-properties fo:font-size="14pt" style:font-size-asian="14pt" style:font-size-complex="14pt"/>
    </style:style>
    <style:style style:name="P191" style:parent-style-name="Standard" style:family="paragraph">
      <style:text-properties fo:font-size="14pt" style:font-size-asian="14pt" style:font-size-complex="14pt"/>
    </style:style>
    <style:style style:name="P192" style:parent-style-name="Standard" style:family="paragraph">
      <style:text-properties fo:font-size="14pt" style:font-size-asian="14pt" style:font-size-complex="14pt"/>
    </style:style>
    <style:style style:name="P193" style:parent-style-name="Standard" style:family="paragraph">
      <style:text-properties fo:font-size="14pt" style:font-size-asian="14pt" style:font-size-complex="14pt"/>
    </style:style>
    <style:style style:name="P194" style:parent-style-name="Standard" style:family="paragraph">
      <style:text-properties fo:font-size="14pt" style:font-size-asian="14pt" style:font-size-complex="14pt"/>
    </style:style>
    <style:style style:name="P195" style:parent-style-name="Standard" style:family="paragraph">
      <style:text-properties fo:font-size="14pt" style:font-size-asian="14pt" style:font-size-complex="14pt"/>
    </style:style>
    <style:style style:name="P196" style:parent-style-name="Standard" style:family="paragraph">
      <style:text-properties fo:font-size="14pt" style:font-size-asian="14pt" style:font-size-complex="14pt"/>
    </style:style>
    <style:style style:name="P197" style:parent-style-name="Standard" style:family="paragraph">
      <style:text-properties fo:font-size="14pt" style:font-size-asian="14pt" style:font-size-complex="14pt"/>
    </style:style>
    <style:style style:name="P198" style:parent-style-name="Standard" style:family="paragraph">
      <style:text-properties fo:font-size="14pt" style:font-size-asian="14pt" style:font-size-complex="14pt"/>
    </style:style>
    <style:style style:name="P199" style:parent-style-name="Standard" style:family="paragraph">
      <style:text-properties fo:font-size="14pt" style:font-size-asian="14pt" style:font-size-complex="14pt"/>
    </style:style>
    <style:style style:name="P200" style:parent-style-name="Standard" style:family="paragraph">
      <style:text-properties fo:font-size="14pt" style:font-size-asian="14pt" style:font-size-complex="14pt"/>
    </style:style>
    <style:style style:name="P201" style:parent-style-name="Standard" style:family="paragraph">
      <style:text-properties fo:font-size="14pt" style:font-size-asian="14pt" style:font-size-complex="14pt"/>
    </style:style>
    <style:style style:name="P202" style:parent-style-name="Standard" style:family="paragraph">
      <style:text-properties fo:font-size="14pt" style:font-size-asian="14pt" style:font-size-complex="14pt"/>
    </style:style>
    <style:style style:name="P203" style:parent-style-name="Standard" style:family="paragraph">
      <style:text-properties fo:font-size="14pt" style:font-size-asian="14pt" style:font-size-complex="14pt"/>
    </style:style>
    <style:style style:name="P204" style:parent-style-name="Standard" style:family="paragraph">
      <style:text-properties fo:font-size="14pt" style:font-size-asian="14pt" style:font-size-complex="14pt"/>
    </style:style>
    <style:style style:name="P205" style:parent-style-name="Standard" style:family="paragraph">
      <style:text-properties fo:font-size="14pt" style:font-size-asian="14pt" style:font-size-complex="14pt"/>
    </style:style>
    <style:style style:name="P206" style:parent-style-name="Standard" style:family="paragraph">
      <style:text-properties fo:font-size="14pt" style:font-size-asian="14pt" style:font-size-complex="14pt"/>
    </style:style>
    <style:style style:name="P207" style:parent-style-name="Standard" style:family="paragraph">
      <style:text-properties fo:font-size="14pt" style:font-size-asian="14pt" style:font-size-complex="14pt"/>
    </style:style>
    <style:style style:name="T208" style:parent-style-name="Tipodeletrapredefinidodoparágraf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bookmark-start text:name="_Hlk135382790"/>Programa C, Semana 4</text:p>
      <text:p text:style-name="P2"/>
      <text:p text:style-name="P3">Requisito:</text:p>
      <text:p text:style-name="P4"/>
      <text:p text:style-name="P5">Dado o número de casos e em cada caso um número que será o numero de caracteres diferentes seguidos e a seguir uma string com tamanho menor que 1000. Com essas informações o programa deve escrever a primeira posição onde existem o número de caracteres diferentes seguidos ou -1 caso não exista nenhum conjunto desse tamanho em que eles sejam todos diferentes.</text:p>
      <text:p text:style-name="P6">Em resumo, o programa percorre as notas, contando a frequência de cada caractere encontrado. Ele verifica se há repetições nas notas percorridas e, caso não haja, imprime a posição inicial. Caso todas as notas tenham sido percorridas sem repetições, o programa imprime -1.</text:p>
      <text:p text:style-name="P7"/>
      <text:p text:style-name="P8"/>
      <text:p text:style-name="P9">Modelo de alto nível:</text:p>
      <text:p text:style-name="P10"/>
      <text:p text:style-name="P11">Passo 1:</text:p>
      <text:p text:style-name="P12"><text:bookmark-end text:name="_Hlk135382790"/></text:p>
      <text:p text:style-name="Standard">Declaram-se as variáveis n e x como inteiros e notas como uma matriz de caracteres com tamanho 1001. Essas variáveis serão usadas para armazenar os valores lidos.</text:p>
      <text:p text:style-name="Standard"/>
      <text:p text:style-name="P13">Passo 2:</text:p>
      <text:p text:style-name="P14"/>
      <text:p text:style-name="Standard">Utiliza-se scanf para ler o valor de n, indicando que ele é um inteiro e armazenando-o na variável n.</text:p>
      <text:p text:style-name="Standard"/>
      <text:p text:style-name="Standard">Inicia-se um loop while que se repete n vezes (decrementando n a cada iteração). Isso significa que o loop será executado para cada par de valores x e notas fornecidos.</text:p>
      <text:p text:style-name="Standard"/>
      <text:p text:style-name="Standard">Dentro do loop, utiliza-se scanf para ler os valores de x (um inteiro) e notas (uma string) e armazená-los nas variáveis correspondentes.</text:p>
      <text:p text:style-name="Standard"/>
      <text:p text:style-name="P15">Passo 3:</text:p>
      <text:p text:style-name="P16">Cria-se um array freq de tamanho 256, inicializado com zeros. Esse array será usado para contar a frequência de cada caractere encontrado nas notas.</text:p>
      <text:p text:style-name="P17"/>
      <text:p text:style-name="P18">Inicia-se um loop for com duas variáveis de controle i e j, inicializadas com zero. O loop percorre as notas começando em j.</text:p>
      <text:p text:style-name="P19"/>
      <text:p text:style-name="P20">Dentro do loop, há um loop while que continua enquanto existirem caracteres não nulos em notas[j] e o caractere correspondente em freq for igual a zero. Isso significa que o programa conta a frequência de cada caractere até encontrar um caractere repetido ou atingir o final da sequência.</text:p>
      <text:p text:style-name="P21"/>
      <text:p text:style-name="P22">Se a diferença entre j e i for igual a x, isso indica que todas as notas foram percorridas sem encontrar repetições. Nesse caso, imprime-se o valor de i (posição inicial) usando printf e finaliza-se o loop for usando break.</text:p>
      <text:p text:style-name="P23"/>
      <text:p text:style-name="P24">Caso contrário, atualiza-se freq e as variáveis de controle i e j para continuar o processamento.</text:p>
      <text:p text:style-name="P25"/>
      <text:p text:style-name="P26">Passo 4:</text:p>
      <text:p text:style-name="P27">Após o término do loop for, verifica-se se j é igual a x. Se for, significa que todas as notas foram percorridas sem encontrar repetições. Nesse caso, imprime-se -1 usando printf.</text:p>
      <text:p text:style-name="P28"/>
      <text:p text:style-name="P29">Por fim, o programa retorna 0 para indicar que a execução foi concluída com sucesso.</text:p>
      <text:p text:style-name="P30"/>
      <text:p text:style-name="P31">Casos:</text:p>
      <text:p text:style-name="P32"/>
      <text:p text:style-name="P33">Input:<text:s/></text:p>
      <text:p text:style-name="P34">15</text:p>
      <text:p text:style-name="P35">6 HGEIIBIDFDIAIEDFAFGFIAHHAGBDHA</text:p>
      <text:p text:style-name="P36">8 JFJJGKEBKHAABFEADFIDGAFJEJFHEKCJEGJEKEID</text:p>
      <text:p text:style-name="P37">7 JEEFCGDAGECHEDHFCFJIEFCIBHIIIJIHHAG</text:p>
      <text:p text:style-name="P38">7 HDJAFBAHFJDEFJDIJACGGICJGFBHCFDEIGG</text:p>
      <text:p text:style-name="P39">7 BGCADFHIFADCGHFEEJJADFDGBAIDEEHGAGC</text:p>
      <text:p text:style-name="P40">7 GFGFCEFJAIGJJJHJJDBHCBGEIHCFHGEEJFF</text:p>
      <text:p text:style-name="P41">7 DFBCJGGEDDDDIBJHGJADAJDBEAHCACFIBAE</text:p>
      <text:p text:style-name="P42">8 IBCDCAFHHGHHBKCICDAGKFEHBEFJKEAGAFIGAHIE</text:p>
      <text:p text:style-name="P43">3 ABFDCBABBABBECF</text:p>
      <text:p text:style-name="P44">2 DDECBBDEDC</text:p>
      <text:p text:style-name="P45">7 DAFGJHGEJFJJDJJFAHAECBIACAGGEBEBGGJ</text:p>
      <text:p text:style-name="P46">7 EGCGDEDFAHGFEAIABIIIECHJCJAHBCJDAFH</text:p>
      <text:p text:style-name="P47">3 BCCEACCBFECEEAD</text:p>
      <text:p text:style-name="P48">6 FCDBGDHAHCDFABDBIGDIBAFHFIGIIA</text:p>
      <text:p text:style-name="P49">8 BJFCBKFBJFBKJKBKGEEEBDHADAEEBABIIHKDJKHG</text:p>
      <text:p text:style-name="P50"/>
      <text:p text:style-name="HTMLpré-formatado"><text:span text:style-name="T51">Output:</text:span></text:p>
      <text:p text:style-name="P52">-1</text:p>
      <text:p text:style-name="P53">-1</text:p>
      <text:p text:style-name="P54">-1</text:p>
      <text:p text:style-name="P55">5</text:p>
      <text:p text:style-name="P56">0</text:p>
      <text:p text:style-name="P57">4</text:p>
      <text:p text:style-name="P58">21</text:p>
      <text:p text:style-name="P59">15</text:p>
      <text:p text:style-name="P60">0</text:p>
      <text:p text:style-name="P61">1</text:p>
      <text:p text:style-name="P62">-1</text:p>
      <text:p text:style-name="P63">27</text:p>
      <text:p text:style-name="P64">2</text:p>
      <text:p text:style-name="P65">8</text:p>
      <text:p text:style-name="P66">-1</text:p>
      <text:p text:style-name="P67">Input:</text:p>
      <text:p text:style-name="P68">14</text:p>
      <text:p text:style-name="P69">7 FGFDABEDCEGBJHDFGDCHBJAGIGDCFFGBAJC</text:p>
      <text:p text:style-name="P70">6 IFCBGBDDBDCICDBACIECBHHFGCDBCE</text:p>
      <text:p text:style-name="P71">8 BHCFAJIDDHKBDCDGAAKDGGHIEDGHAIAADDJCJADB</text:p>
      <text:p text:style-name="P72">3 DACBDABCDABBCFA</text:p>
      <text:p text:style-name="P73">4 GGBGDBCGDFDFAGDAEGAD</text:p>
      <text:p text:style-name="P74">8 KJBDGHKBFIKJIHBCBIGBAJEGJKACAABGHEFDGIFH</text:p>
      <text:soft-page-break/>
      <text:p text:style-name="P75">2 DDCCDACCCA</text:p>
      <text:p text:style-name="P76">3 BDCAEBBEFECFAEC</text:p>
      <text:p text:style-name="P77">8 JHJDJEEAHCDCJIBFEHFAFAGJFDIBEJDFHBEKEAEK</text:p>
      <text:p text:style-name="P78">5 DABCHFAAEHEAAAEBFAEHAFEBG</text:p>
      <text:p text:style-name="P79">3 EAFFDEDAFBBCBEB</text:p>
      <text:p text:style-name="P80">3 FECCFADCFFDDCDF</text:p>
      <text:p text:style-name="P81">2 EADCBADECA</text:p>
      <text:p text:style-name="P82">5 GBDECACECHGEDCHCEFDECHCHH</text:p>
      <text:h text:style-name="P83" text:outline-level="2">Output:</text:h>
      <text:p text:style-name="P84">7</text:p>
      <text:p text:style-name="P85">13</text:p>
      <text:p text:style-name="P86">0</text:p>
      <text:p text:style-name="P87">0</text:p>
      <text:p text:style-name="P88">3</text:p>
      <text:p text:style-name="P89">-1</text:p>
      <text:p text:style-name="P90">1</text:p>
      <text:p text:style-name="P91">0</text:p>
      <text:p text:style-name="P92">10</text:p>
      <text:p text:style-name="P93">0</text:p>
      <text:p text:style-name="P94">0</text:p>
      <text:p text:style-name="P95">0</text:p>
      <text:p text:style-name="P96">0</text:p>
      <text:p text:style-name="P97">0</text:p>
      <text:h text:style-name="P98" text:outline-level="2">Input:</text:h>
      <text:p text:style-name="P99">9</text:p>
      <text:p text:style-name="P100">2 CDBDEDBCEE</text:p>
      <text:p text:style-name="P101">6 AGBIFADHGHHBBFBHAEDDGGHHBGHDHH</text:p>
      <text:p text:style-name="P102">5 BCGBEBBHCBDHEAFGBEHCABGED</text:p>
      <text:p text:style-name="P103">3 FFCADCDBBBFFFEF</text:p>
      <text:p text:style-name="P104">8 HDIJKCBBAIGCACGDCKIIICBAAAJGFDJJDCHBKGIB</text:p>
      <text:p text:style-name="P105">3 DEAAFBCDEDAACFE</text:p>
      <text:p text:style-name="P106">7 AHAJJAIGIIICHJDJHIFIDBGAJFCIICIEAJD</text:p>
      <text:p text:style-name="P107">8 DAFDBKKAJGFBCDJKKEJAGHAKEBIDJEFFGEBKJEGJ</text:p>
      <text:p text:style-name="P108">3 FBFEACADCECFCDF</text:p>
      <text:h text:style-name="P109" text:outline-level="2">Output:</text:h>
      <text:p text:style-name="P110">0</text:p>
      <text:p text:style-name="P111">1</text:p>
      <text:p text:style-name="P112">8</text:p>
      <text:p text:style-name="P113">1</text:p>
      <text:p text:style-name="P114">31</text:p>
      <text:p text:style-name="P115">0</text:p>
      <text:p text:style-name="P116">18</text:p>
      <text:p text:style-name="P117">6</text:p>
      <text:p text:style-name="P118">1</text:p>
      <text:h text:style-name="P119" text:outline-level="2">Input:</text:h>
      <text:p text:style-name="P120">16</text:p>
      <text:p text:style-name="P121">7 AJABEAIJCFIABEGAJHBIIGDHEAIGEJIDACB</text:p>
      <text:p text:style-name="P122">8 HBEBFBEBCGHAFFCKDEDEAKJHEHFAFIGEIFIBGHKA</text:p>
      <text:p text:style-name="P123">6 ADBDFGBHCCAEBCAEEFIEDGHICEBDGG</text:p>
      <text:p text:style-name="P124">5 EGGGHEFBEFEBBFECHHHEBFDBA</text:p>
      <text:p text:style-name="P125">5 GHDAFCHHDEFCHHEBEHECGFEDC</text:p>
      <text:p text:style-name="P126">2 CEDCBBAADB</text:p>
      <text:p text:style-name="P127">7 JJBEDDADJEBAJJAEHHECDJCGBHAFCJAJCGB</text:p>
      <text:p text:style-name="P128">2 AEBECAEEEC</text:p>
      <text:p text:style-name="P129">4 CGGEEBBDECAFEBDDCCFA</text:p>
      <text:p text:style-name="P130">3 BACEBAEAFCFAADA</text:p>
      <text:soft-page-break/>
      <text:p text:style-name="P131">7 DIDBJDBEBIACAFJEIECCEDHGHJBDJABHGDC</text:p>
      <text:p text:style-name="P132">4 ECGGAAGEGDACDFFEBAFB</text:p>
      <text:p text:style-name="P133">7 IACABBAGCGFJCJFJHAEIFDGIGCAGIAIGAAH</text:p>
      <text:p text:style-name="P134">4 FGGGFBGCAGDAADAFGBCB</text:p>
      <text:p text:style-name="P135">5 EACBGFHAFAAADGDEDEHDABEFG</text:p>
      <text:p text:style-name="P136">5 CHAFBACHAHFDFECCBFGHHFEGD</text:p>
      <text:h text:style-name="P137" text:outline-level="2">Output:</text:h>
      <text:p text:style-name="P138">3</text:p>
      <text:p text:style-name="P139">-1</text:p>
      <text:p text:style-name="P140">3</text:p>
      <text:p text:style-name="P141">3</text:p>
      <text:p text:style-name="P142">0</text:p>
      <text:p text:style-name="P143">0</text:p>
      <text:p text:style-name="P144">20</text:p>
      <text:p text:style-name="P145">0</text:p>
      <text:p text:style-name="P146">6</text:p>
      <text:p text:style-name="P147">0</text:p>
      <text:p text:style-name="P148">28</text:p>
      <text:p text:style-name="P149">7</text:p>
      <text:p text:style-name="P150">15</text:p>
      <text:p text:style-name="P151">4</text:p>
      <text:p text:style-name="P152">0</text:p>
      <text:p text:style-name="P153">0</text:p>
      <text:h text:style-name="P154" text:outline-level="2">Input:</text:h>
      <text:p text:style-name="P155">10</text:p>
      <text:p text:style-name="P156">8 BCBIJEDDJFJGBGAAEEFJCIJCKEIJDDEDIBKECACK</text:p>
      <text:p text:style-name="P157">8 CJJKJHJBHIHBIGEDAGABIGFGGFJFADBKDFGGEHBC</text:p>
      <text:p text:style-name="P158">8 DIKAFHFFFEEECJDABFKFGEGCDHKHIDBIKBHEAHAA</text:p>
      <text:p text:style-name="P159">6 EIEGEIDHCFCHHBEFBGDIGGDEABBDAH</text:p>
      <text:p text:style-name="P160">3 DCBEDCBFDFCAADB</text:p>
      <text:p text:style-name="P161">6 HAIHACCCFIIIBBAFAIDIBDAFIIGEBI</text:p>
      <text:p text:style-name="P162">2 CDEAADABEC</text:p>
      <text:p text:style-name="P163">6 GCFCCIIFICHIADAIGCIBADCDHGGGEA</text:p>
      <text:p text:style-name="P164">6 BIEHEHABGFDGDFFFGCCIFAEGAAIGBD</text:p>
      <text:p text:style-name="P165">6 HCFDEFIAAFCBHEIFGGHBIEHICBHCFD</text:p>
      <text:h text:style-name="P166" text:outline-level="2">Output:</text:h>
      <text:p text:style-name="P167">-1</text:p>
      <text:p text:style-name="P168">-1</text:p>
      <text:p text:style-name="P169">11</text:p>
      <text:p text:style-name="P170">3</text:p>
      <text:p text:style-name="P171">0</text:p>
      <text:p text:style-name="P172">-1</text:p>
      <text:p text:style-name="P173">0</text:p>
      <text:p text:style-name="P174">16</text:p>
      <text:p text:style-name="P175">4</text:p>
      <text:p text:style-name="P176">8</text:p>
      <text:p text:style-name="P177"/>
      <text:p text:style-name="P178">Código:</text:p>
      <text:p text:style-name="P179"/>
      <text:p text:style-name="P180">#include &lt;stdio.h&gt;</text:p>
      <text:p text:style-name="P181">#include &lt;string.h&gt;</text:p>
      <text:p text:style-name="P182"/>
      <text:p text:style-name="P183">int main() {</text:p>
      <text:soft-page-break/>
      <text:p text:style-name="P184"><text:s text:c="4"/>int n, x;</text:p>
      <text:p text:style-name="P185"><text:s text:c="4"/>char notas[1001];</text:p>
      <text:p text:style-name="P186"><text:s text:c="4"/>scanf("%d", &amp;n);</text:p>
      <text:p text:style-name="P187"><text:s text:c="4"/>while (n--) {</text:p>
      <text:p text:style-name="P188"><text:s text:c="8"/>scanf("%d %s", &amp;x, notas);</text:p>
      <text:p text:style-name="P189"><text:s text:c="8"/>int freq[256] = {0};</text:p>
      <text:p text:style-name="P190"><text:s text:c="8"/>int i, j;</text:p>
      <text:p text:style-name="P191"><text:s text:c="8"/>for (i = 0, j = 0; j &lt; x; j++) {</text:p>
      <text:p text:style-name="P192"><text:s text:c="12"/>while (notas[j] &amp;&amp; freq[notas[j]] == 0) {</text:p>
      <text:p text:style-name="P193"><text:s text:c="16"/>freq[notas[j]]++;</text:p>
      <text:p text:style-name="P194"><text:s text:c="16"/>j++;</text:p>
      <text:p text:style-name="P195"><text:s text:c="12"/>}</text:p>
      <text:p text:style-name="P196"><text:s text:c="12"/>if (j - i == x) {</text:p>
      <text:p text:style-name="P197"><text:s text:c="16"/>printf("%d\n", i);</text:p>
      <text:p text:style-name="P198"><text:s text:c="16"/>break;</text:p>
      <text:p text:style-name="P199"><text:s text:c="12"/>}</text:p>
      <text:p text:style-name="P200"><text:s text:c="12"/>freq[notas[i]]--;</text:p>
      <text:p text:style-name="P201"><text:s text:c="12"/>i++;</text:p>
      <text:p text:style-name="P202"><text:s text:c="8"/>}</text:p>
      <text:p text:style-name="P203"><text:s text:c="8"/>if (j == x) {</text:p>
      <text:p text:style-name="P204"><text:s text:c="12"/>printf("-1\n");</text:p>
      <text:p text:style-name="P205"><text:s text:c="8"/>}</text:p>
      <text:p text:style-name="P206"><text:s text:c="4"/>}</text:p>
      <text:p text:style-name="P207"><text:s text:c="4"/>return 0;</text:p>
      <text:p text:style-name="Standard"><text:span text:style-name="T20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PT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é-formatado" style:display-name="HTML pré-formatad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PT" style:language-complex="ar" style:country-complex="SA" fo:hyphenate="true"/>
    </style:style>
    <style:style style:name="HTMLpré-formatadoCaráter" style:display-name="HTML pré-formatado Caráter" style:family="text" style:parent-style-name="Tipodeletrapredefinidodoparágraf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PT" style:language-complex="ar" style:country-complex="SA"/>
    </style:style>
    <style:style style:name="Título2Caráter" style:display-name="Título 2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PT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duarda Mafalda Martins Vieira</dc:creator>
    <meta:creation-date>2023-04-29T22:04:00Z</meta:creation-date>
    <dc:date>2023-05-19T15:00:00Z</dc:date>
    <meta:template xlink:href="Normal" xlink:type="simple"/>
    <meta:editing-cycles>8</meta:editing-cycles>
    <meta:editing-duration>PT3660S</meta:editing-duration>
    <meta:document-statistic meta:page-count="5" meta:paragraph-count="10" meta:word-count="820" meta:character-count="5244" meta:row-count="36" meta:non-whitespace-character-count="4434"/>
  </office:meta>
</office:document-meta>
</file>